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erredCDATASectionImpl.synchronize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erredCDATASectionImpl.DeferredCDATASectionImpl( DeferredDocumentImpl ownerDocument , int nod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erredCDATASectionImpl.getNode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